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Condensed" fo:font-size="26pt" style:text-underline-style="solid" style:text-underline-width="auto" style:text-underline-color="font-color" fo:font-weight="bold" officeooo:rsid="0005e3b2" officeooo:paragraph-rsid="0005e3b2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 Condensed" fo:font-size="20pt" style:text-underline-style="none" fo:font-weight="bold" officeooo:rsid="0005e3b2" officeooo:paragraph-rsid="0005e3b2" style:font-size-asian="17.5pt" style:font-weight-asian="bold" style:font-size-complex="20pt" style:font-weight-complex="bold"/>
    </style:style>
    <style:style style:name="P3" style:family="paragraph" style:parent-style-name="Standard" style:list-style-name="L1">
      <style:paragraph-properties fo:text-align="center" style:justify-single-word="false"/>
      <style:text-properties style:font-name="DejaVu Sans Condensed" fo:font-size="20pt" style:text-underline-style="none" fo:font-weight="bold" officeooo:rsid="0005e3b2" officeooo:paragraph-rsid="0005e3b2" style:font-size-asian="17.5pt" style:font-weight-asian="bold" style:font-size-complex="20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Document</text:p>
      <text:p text:style-name="P1"/>
      <text:p text:style-name="P2">So, since I have to recode my game in C++, it gives me a chance to do better in some areas.</text:p>
      <text:p text:style-name="P2"/>
      <text:list text:style-name="L1">
        <text:list-item>
          <text:p text:style-name="P3">I need to add actual match simulations</text:p>
        </text:list-item>
        <text:list-item>
          <text:p text:style-name="P3">Actual transfer negotiations</text:p>
        </text:list-item>
        <text:list-item>
          <text:p text:style-name="P3">Player events</text:p>
        </text:list-item>
      </text:list>
      <text:p text:style-name="P2"/>
      <text:p text:style-name="P2">That’s kinda a big understatement but I need to think about it firs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9T02:57:58.493606353</meta:creation-date>
    <dc:date>2025-11-19T03:01:16.485380968</dc:date>
    <meta:editing-duration>PT3M18S</meta:editing-duration>
    <meta:editing-cycles>1</meta:editing-cycles>
    <meta:document-statistic meta:table-count="0" meta:image-count="0" meta:object-count="0" meta:page-count="1" meta:paragraph-count="6" meta:word-count="51" meta:character-count="257" meta:non-whitespace-character-count="215"/>
    <meta:generator>LibreOffice/24.2.7.2$Linux_X86_64 LibreOffice_project/420$Build-2</meta:generator>
  </office:meta>
</office:document-meta>
</file>